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746" officeooo:paragraph-rsid="001bd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09:31:20.063024100</meta:creation-date>
    <dc:date>2025-08-12T09:51:37.726035200</dc:date>
    <meta:editing-duration>PT9M59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25.2.4.2$Windows_X86_64 LibreOffice_project/508ff62361999404a9d3590fe47df713b5888744</meta:generator>
  </office:meta>
</office:document-meta>
</file>